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6f768"/>
    </style:style>
    <style:style style:name="T1" style:family="text">
      <style:text-properties style:font-name="sans-serif" fo:font-size="13.5pt"/>
    </style:style>
    <style:style style:name="T2" style:family="text">
      <style:text-properties officeooo:rsid="0006f768"/>
    </style:style>
    <style:style style:name="T3" style:family="text">
      <style:text-properties style:font-name="serif" fo:font-size="12pt"/>
    </style:style>
    <style:style style:name="T4" style:family="text">
      <style:text-properties style:font-name="serif" fo:font-size="9.75pt"/>
    </style:style>
    <style:style style:name="T5" style:family="text">
      <style:text-properties style:font-name="serif" fo:font-size="9.75pt" officeooo:rsid="0006f7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2. </text:span><text:span text:style-name="T1">In der Übung recherchieren wirim Glossar des Lehrbuchsfolgende Begriffe:</text:span></text:p>
      <text:p text:style-name="P1"/>
      <text:p text:style-name="P1"><text:span text:style-name="T3">Außenfinanzierung: Zuführung finanzieller Mittel von außerhalb der Unternehmung.</text:span> </text:p>
      <text:p text:style-name="P1"/>
      <text:p text:style-name="P1"><text:span text:style-name="T3">Innenfinanzierung: Zufluss finanzieller Mittel aus dem Unternehmen selbst.</text:span> </text:p>
      <text:p text:style-name="P1"/>
      <text:p text:style-name="P1"><text:span text:style-name="T3">Bilanz: Gegenüberstellung von Vermögen und Kapital einer Unternehmung an einem Stichtag. Beide Seiten der Bilanz zeigen die gleichen Sachverhalte aus unterschiedlicher Perspektive: Die linke Seite der Bilanz (Aktivseite) zeigt das Vermögen und damit die Verwendung des Kapitals, die rechte Seite (Passivseite) enthält das Kapital und damit die Herkunft der finanziellen Mittel der Unternehmung.</text:span> </text:p>
      <text:p text:style-name="P1"/>
      <text:p text:style-name="P1"><text:span text:style-name="T3">Aktiva: Summe der Vermögensgegenstände eines Unternehmens, die in der Bilanz auf der Aktivseite erfasst werden. Es wird zwischen Anlage- und Umlaufvermögen unterschieden.</text:span> </text:p>
      <text:p text:style-name="P1"/>
      <text:p text:style-name="P1"><text:span text:style-name="T5">Passiva: </text:span><text:span text:style-name="T4">Die rechte Seite der Bilanz gibt Auskunft über das Kapital (die Schulden) einer Unternehmung. Sie zeigt die Mittelherkunft. Beinhaltet Eigenkapital, Rücklagen, Rückstellungen, Verbindlichkeiten. Vgl. Aktiva,</text:span> <text:span text:style-name="T4">Bilanz,</text:span> <text:span text:style-name="T4">Eigenkapital,</text:span> <text:span text:style-name="T4">Rücklagen,</text:span> <text:span text:style-name="T4">Rückstellungen,</text:span> <text:span text:style-name="T4">Verbindlichkeiten,</text:span> <text:span text:style-name="T4">Bestandskonten</text:span> </text:p>
      <text:p text:style-name="P1"/>
      <text:p text:style-name="P1"><text:span text:style-name="T3">Vermögen: Summe des bewerteten Güterbestandes einer Unternehmung zu einem bestimmten Zeitpunkt.</text:span> </text:p>
      <text:p text:style-name="P1"/>
      <text:p text:style-name="P1"><text:span text:style-name="T3">Selbstfinanzierung: Form der Eigen- und Innenfinanzierung, bei der Gewinne im Unternehmen gelassen werden.</text:span> </text:p>
      <text:p text:style-name="P1"/>
      <text:p text:style-name="P1"><text:span text:style-name="T3">Anlagevermögen: Das Anlagevermögen umfasst die Wirtschaftsgüter, die auf Dauer in der Unternehmung bleiben. Es wird auf der Aktivseite der Bilanz ausgewiesen und umfasst Sachanlagen (Grundstücke, Gebäude, Maschinen usw.), Finanzanlagen (z. B. Beteiligungen) und immaterielle Vermögensgegenstände (Patente, Konzessionen, Lizenzen).</text:span> </text:p>
      <text:p text:style-name="P1"/>
      <text:p text:style-name="P1"><text:span text:style-name="T3">Investitionsrechnung: Investitionsrechnungen sind Hilfsmittel zur Unterstützung von Investitionsentscheidungen. Sie berücksichtigen in unterschiedlicher Weise die durch eine Investition ausgelösten Auszahlungen und Einzahlungen, wobei mit Hilfe unter-schiedlicher Kriterien über die Vorteilhaftigkeit entschieden wird. Dynamische Ver-fahren der Investitionsrechnung erfassen explizit die zeitliche Struktur der Ein- und Auszahlungen. Bei statischen Verfahren werden vereinfachend die Zahlungsgrößen durch Erfolgsgrößen einer Periode ersetzt.</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21:03:18.307000000</meta:creation-date>
    <dc:date>2021-02-01T21:08:57.546000000</dc:date>
    <meta:editing-duration>PT5M39S</meta:editing-duration>
    <meta:editing-cycles>1</meta:editing-cycles>
    <meta:document-statistic meta:table-count="0" meta:image-count="0" meta:object-count="0" meta:page-count="1" meta:paragraph-count="10" meta:word-count="251" meta:character-count="2173" meta:non-whitespace-character-count="1923"/>
    <meta:generator>LibreOffice/7.0.4.2$Windows_X86_64 LibreOffice_project/dcf040e67528d9187c66b2379df5ea4407429775</meta:generator>
  </office:meta>
</office:document-meta>
</file>